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edium" svg:font-family="'Noto Sans Medium'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 style:list-style-name="L1">
      <loext:graphic-properties draw:fill-gradient-name="gradient" draw:fill-hatch-name="hatch"/>
      <style:paragraph-properties fo:margin-top="0.25in" fo:margin-bottom="0.25in" style:contextual-spacing="true" fo:line-height="150%"/>
      <style:text-properties style:font-name="Noto Sans Medium" officeooo:paragraph-rsid="0002a43c"/>
    </style:style>
    <style:style style:name="P3" style:family="paragraph" style:parent-style-name="Standard" style:list-style-name="L1">
      <loext:graphic-properties draw:fill-gradient-name="gradient" draw:fill-hatch-name="hatch"/>
      <style:paragraph-properties fo:margin-top="0.25in" fo:margin-bottom="0.25in" style:contextual-spacing="true" fo:line-height="150%"/>
      <style:text-properties style:font-name="Noto Sans Medium"/>
    </style:style>
    <style:style style:name="P4" style:family="paragraph" style:parent-style-name="Standard" style:list-style-name="L1">
      <style:paragraph-properties fo:line-height="150%"/>
      <style:text-properties style:font-name="Noto Sans Medium"/>
    </style:style>
    <style:style style:name="P5" style:family="paragraph" style:parent-style-name="Standard" style:list-style-name="L1">
      <style:paragraph-properties fo:line-height="150%"/>
      <style:text-properties style:font-name="Noto Sans Medium" officeooo:paragraph-rsid="00047b4d"/>
    </style:style>
    <style:style style:name="P6" style:family="paragraph" style:parent-style-name="Standard">
      <style:paragraph-properties fo:line-height="150%"/>
      <style:text-properties style:font-name="Noto Sans Medium"/>
    </style:style>
    <style:style style:name="T1" style:family="text">
      <style:text-properties officeooo:rsid="0002cc1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cc1d" style:font-weight-asian="bold" style:font-weight-complex="bold"/>
    </style:style>
    <style:style style:name="T4" style:family="text">
      <style:text-properties fo:font-weight="bold" officeooo:rsid="00047b4d" style:font-weight-asian="bold" style:font-weight-complex="bold"/>
    </style:style>
    <style:style style:name="T5" style:family="text">
      <style:text-properties officeooo:rsid="00047b4d"/>
    </style:style>
    <style:style style:name="T6" style:family="text">
      <style:text-properties fo:font-weight="normal" officeooo:rsid="00047b4d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30665860" text:style-name="L1">
        <text:list-item>
          <text:p text:style-name="P2">Locate archived Feature Layer<text:span text:style-name="T1">(s)</text:span> on the MRA portal.</text:p>
        </text:list-item>
        <text:list-item>
          <text:p text:style-name="P3">Export archive to .csv files in the RnD... folder.</text:p>
        </text:list-item>
        <text:list-item>
          <text:p text:style-name="P3">Download archive files to the <text:span text:style-name="T2">1_portal_exports</text:span> folder <text:span text:style-name="T1">under </text:span><text:span text:style-name="T3">/home/brek/projects/mra_research_and_development/</text:span></text:p>
        </text:list-item>
        <text:list-item>
          <text:p text:style-name="P4">Update the "stats" spreadsheet with the: </text:p>
          <text:p text:style-name="P4"><text:tab/>Full file name </text:p>
          <text:p text:style-name="P4"><text:tab/>Working file name</text:p>
          <text:p text:style-name="P4"><text:tab/>Column count</text:p>
          <text:p text:style-name="P4"><text:tab/>Row count</text:p>
        </text:list-item>
        <text:list-item>
          <text:p text:style-name="P4">Copy the file<text:span text:style-name="T5">(s)</text:span> to <text:span text:style-name="T2">2_working_export_files</text:span>.</text:p>
        </text:list-item>
        <text:list-item>
          <text:p text:style-name="P5">Rename the file<text:span text:style-name="T5">(s)</text:span> to a working name, (keep it simple) which <text:span text:style-name="T5">will be used to name a </text:span>SQLite db to be created in the next step.</text:p>
        </text:list-item>
        <text:list-item>
          <text:p text:style-name="P4">Create <text:span text:style-name="T5">a </text:span>SQLite db <text:span text:style-name="T5">in the </text:span><text:span text:style-name="T4">3_sqlite_dbs</text:span><text:span text:style-name="T5"> folder </text:span>named for the working version of <text:span text:style-name="T5">the export files outlined in the previous step</text:span>.</text:p>
        </text:list-item>
        <text:list-item>
          <text:p text:style-name="P4">Import the <text:span text:style-name="T5">working .</text:span>csv files into tables named as <text:span text:style-name="T2">mission_point</text:span> and <text:span text:style-name="T2">point_found</text:span>.</text:p>
        </text:list-item>
        <text:list-item>
          <text:p text:style-name="P4">Document the column and row counts <text:span text:style-name="T5">for each</text:span> table in the <text:span text:style-name="T2">stats-mission_point-point_found.ods</text:span> spreadsheet.</text:p>
        </text:list-item>
        <text:list-item>
          <text:p text:style-name="P4"><text:s/>Add columns related to date/time using the <text:span text:style-name="T2">add_creation_columns.sql</text:span> script <text:span text:style-name="T5">located in the </text:span><text:span text:style-name="T4">4_code</text:span><text:span text:style-name="T6"> folder.</text:span></text:p>
        </text:list-item>
        <text:list-item>
          <text:p text:style-name="P4"><text:s/>Run <text:span text:style-name="T5">the following 5 </text:span>scripts to parse the date/time and populate the creation_date_iso column:</text:p>
        </text:list-item>
      </text:list>
      <text:p text:style-name="P6"><text:tab/><text:tab/>update_creation_year.sql</text:p>
      <text:p text:style-name="P6"><text:tab/><text:tab/>update_creation_month.sql</text:p>
      <text:p text:style-name="P6"><text:tab/><text:tab/>update_creation_day.sql</text:p>
      <text:p text:style-name="P6"><text:tab/><text:tab/>update_creation_time.sql</text:p>
      <text:p text:style-name="P6"><text:tab/><text:tab/>update_iso_timestamp.sql</text:p>
      <text:list xml:id="list152200176502902" text:continue-numbering="true" text:style-name="L1">
        <text:list-item>
          <text:p text:style-name="P4"><text:soft-page-break/><text:s/>Review the results.</text:p>
        </text:list-item>
        <text:list-item>
          <text:p text:style-name="P4"><text:s/>Run the join scripts, (GlobalID &amp; Incident_UUID).</text:p>
        </text:list-item>
        <text:list-item>
          <text:p text:style-name="P5"><text:s/>Review the results.</text:p>
        </text:list-item>
        <text:list-item>
          <text:p text:style-name="P4"><text:s/>Create views for each result set.</text:p>
        </text:list-item>
        <text:list-item>
          <text:p text:style-name="P4"><text:s/>Document the counts for joins/non joins in the stats spreadsheet.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edium" svg:font-family="'Noto Sans Medium'" style:font-family-generic="swiss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5:09:23.571323129</meta:creation-date>
    <dc:date>2024-08-13T15:22:00.052635533</dc:date>
    <meta:editing-duration>PT36M24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2" meta:paragraph-count="25" meta:word-count="198" meta:character-count="1346" meta:non-whitespace-character-count="1166"/>
  </office:meta>
</office:document-meta>
</file>